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E400000302A75FAA09.jpg"/>
  <manifest:file-entry manifest:media-type="image/jpeg" manifest:full-path="Pictures/100000000000075A00000307A5AE5F48.jpg"/>
  <manifest:file-entry manifest:media-type="image/png" manifest:full-path="Pictures/10000000000000200000002000309F1C.png"/>
  <manifest:file-entry manifest:media-type="image/png" manifest:full-path="Pictures/10000201000000480000007AB5BD2905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ggetto_20_senza_20_riempimento_20_e_20_li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svg:stroke-color="#ff3333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color="#ff3333" draw:marker-end="Arrow" draw:marker-end-width="0.3cm"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2.25cm"/>
    </style:style>
    <style:style style:name="gr5" style:family="graphic" style:parent-style-name="standard">
      <style:graphic-properties svg:stroke-color="#ff3333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'Microsoft JhengHei'" style:font-family-generic="swiss" style:font-pitch="variable"/>
    </style:style>
    <style:style style:name="T1" style:family="text">
      <style:text-properties fo:font-family="'Microsoft JhengHei'" style:font-family-generic="swiss" style:font-pitch="variable"/>
    </style:style>
    <style:style style:name="T2" style:family="text">
      <style:text-properties fo:font-family="'Microsoft JhengHei'" style:font-family-generic="swiss" style:font-pitch="variable"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933cm" svg:height="6.561cm" svg:x="2.567cm" svg:y="20.439cm">
          <draw:image xlink:href="Pictures/100000000000075A00000307A5AE5F48.jpg" xlink:type="simple" xlink:show="embed" xlink:actuate="onLoad">
            <text:p/>
          </draw:image>
        </draw:frame>
        <draw:rect draw:style-name="gr2" draw:text-style-name="P1" draw:layer="layout" svg:width="3cm" svg:height="4.5cm" svg:x="2cm" svg:y="21.5cm">
          <text:p/>
        </draw:rect>
        <draw:line draw:style-name="gr3" draw:text-style-name="P1" draw:layer="layout" svg:x1="3.5cm" svg:y1="21.5cm" svg:x2="3.5cm" svg:y2="19cm">
          <text:p/>
        </draw:line>
        <draw:frame draw:style-name="gr4" draw:text-style-name="P2" draw:layer="layout" svg:width="10.5cm" svg:height="2.5cm" svg:x="1.5cm" svg:y="16.5cm">
          <draw:text-box>
            <text:p text:style-name="P2"><text:span text:style-name="T1">LS1</text:span></text:p>
            <text:p text:style-name="P2"><text:span text:style-name="T2">Grove 4 pins connector used to connect the line sensor(s) to the motor board</text:span></text:p>
          </draw:text-box>
        </draw:frame>
        <draw:rect draw:style-name="gr5" draw:text-style-name="P1" draw:layer="layout" svg:width="10.5cm" svg:height="2.5cm" svg:x="1.5cm" svg:y="16.5cm">
          <text:p/>
        </draw:rect>
        <draw:frame draw:style-name="gr1" draw:text-style-name="P1" draw:layer="layout" svg:width="3.774cm" svg:height="6.398cm" svg:x="13.726cm" svg:y="13.602cm">
          <draw:image xlink:href="Pictures/10000201000000480000007AB5BD2905.png" xlink:type="simple" xlink:show="embed" xlink:actuate="onLoad">
            <text:p/>
          </draw:image>
        </draw:frame>
        <draw:frame draw:style-name="gr1" draw:text-style-name="P1" draw:layer="layout" svg:width="16.08cm" svg:height="7.018cm" svg:x="2.42cm" svg:y="4.482cm">
          <draw:image xlink:href="Pictures/10000000000006E400000302A75FAA09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39M13S</meta:editing-duration>
    <meta:editing-cycles>3</meta:editing-cycles>
    <meta:generator>OpenOffice/4.1.6$Win32 OpenOffice.org_project/416m1$Build-9790</meta:generator>
    <dc:date>2019-06-20T15:37:08.03</dc:date>
    <dc:creator>Siria Sannino</dc:creator>
    <meta:document-statistic meta:object-count="7"/>
  </office:meta>
</office:document-meta>
</file>